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Cantarell" fo:font-size="10.5pt" fo:letter-spacing="normal" fo:font-style="normal" fo:font-weight="bold" officeooo:rsid="0020ef8b" officeooo:paragraph-rsid="0020ef8b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1aa14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1df0c5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428b3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24pt" fo:letter-spacing="normal" fo:font-style="normal" fo:font-weight="bold" officeooo:paragraph-rsid="001aa14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rsid="0022144a" officeooo:paragraph-rsid="0022144a"/>
    </style:style>
    <style:style style:name="P9" style:family="paragraph" style:parent-style-name="Text_20_body">
      <style:paragraph-properties fo:margin-left="0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29989"/>
    </style:style>
    <style:style style:name="P10" style:family="paragraph" style:parent-style-name="Text_20_body">
      <style:paragraph-properties fo:margin-left="0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2144a" style:font-weight-asian="bold" style:font-weight-complex="bold"/>
    </style:style>
    <style:style style:name="P11" style:family="paragraph" style:parent-style-name="Heading_20_2">
      <style:paragraph-properties fo:margin-left="0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280fe" style:font-weight-asian="bold" style:font-weight-complex="bold"/>
    </style:style>
    <style:style style:name="P12" style:family="paragraph" style:parent-style-name="Heading_20_2">
      <style:paragraph-properties fo:margin-left="0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rsid="001ed52e" officeooo:paragraph-rsid="002280fe" style:font-weight-asian="bold" style:font-weight-complex="bold"/>
    </style:style>
    <style:style style:name="P13" style:family="paragraph" style:parent-style-name="Heading_20_2">
      <style:paragraph-properties fo:margin-left="0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2144a"/>
    </style:style>
    <style:style style:name="P14" style:family="paragraph" style:parent-style-name="Heading_20_2">
      <style:paragraph-properties fo:margin-left="0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rsid="001ed52e" officeooo:paragraph-rsid="002280fe" style:font-weight-asian="normal" style:font-weight-complex="normal"/>
    </style:style>
    <style:style style:name="P15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0ef8b"/>
    </style:style>
    <style:style style:name="P16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29989" style:font-weight-asian="bold" style:font-weight-complex="bold"/>
    </style:style>
    <style:style style:name="P17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rsid="001ed52e" officeooo:paragraph-rsid="0020ef8b" style:font-weight-asian="bold" style:font-weight-complex="bold"/>
    </style:style>
    <style:style style:name="P18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rsid="001ed52e" officeooo:paragraph-rsid="0022144a" style:font-weight-asian="bold" style:font-weight-complex="bold"/>
    </style:style>
    <style:style style:name="P19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0ef8b"/>
    </style:style>
    <style:style style:name="P20" style:family="paragraph" style:parent-style-name="Standard">
      <style:paragraph-properties fo:margin-top="0cm" fo:margin-bottom="0.499cm" loext:contextual-spacing="false"/>
      <style:text-properties fo:color="#000000"/>
    </style:style>
    <style:style style:name="P21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Cantarell" fo:font-size="10.5pt" fo:letter-spacing="normal" fo:font-style="normal" fo:font-weight="normal"/>
    </style:style>
    <style:style style:name="P22" style:family="paragraph" style:parent-style-name="Text_20_body">
      <style:paragraph-properties fo:margin-top="0cm" fo:margin-bottom="0cm" loext:contextual-spacing="false"/>
    </style:style>
    <style:style style:name="P23" style:family="paragraph" style:parent-style-name="Text_20_body">
      <style:paragraph-properties fo:margin-top="0cm" fo:margin-bottom="0cm" loext:contextual-spacing="false"/>
      <style:text-properties fo:font-variant="normal" fo:text-transform="none" fo:color="#000000" fo:letter-spacing="normal"/>
    </style:style>
    <style:style style:name="P24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font-name="Cantarell" fo:font-size="10.5pt" fo:letter-spacing="normal" fo:font-style="normal" fo:font-weight="normal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rsid="002280fe" officeooo:paragraph-rsid="002280fe" style:font-weight-asian="normal" style:font-weight-complex="normal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rsid="002280fe" officeooo:paragraph-rsid="002280fe" style:font-weight-asian="bold" style:font-weight-complex="bold"/>
    </style:style>
    <style:style style:name="P27" style:family="paragraph" style:parent-style-name="Text_20_body">
      <style:paragraph-properties fo:margin-left="2.501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0ef8b"/>
    </style:style>
    <style:style style:name="P28" style:family="paragraph" style:parent-style-name="Text_20_body">
      <style:paragraph-properties fo:margin-left="2.501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280fe"/>
    </style:style>
    <style:style style:name="P29" style:family="paragraph" style:parent-style-name="Text_20_body">
      <style:paragraph-properties fo:margin-left="2.501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29989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style:text-underline-style="solid" style:text-underline-width="auto" style:text-underline-color="font-color" fo:font-weight="bold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rsid="0024335f" officeooo:paragraph-rsid="0024335f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Cantarell" fo:font-size="10.5pt" fo:font-style="normal" fo:font-weight="normal"/>
    </style:style>
    <style:style style:name="T4" style:family="text">
      <style:text-properties fo:font-variant="normal" fo:text-transform="none" fo:color="#000000" style:font-name="Cantarell" fo:font-size="10.5pt" fo:letter-spacing="normal" fo:font-style="normal" fo:font-weight="normal"/>
    </style:style>
    <style:style style:name="T5" style:family="text">
      <style:text-properties officeooo:rsid="001df0c5"/>
    </style:style>
    <style:style style:name="T6" style:family="text">
      <style:text-properties officeooo:rsid="001ed52e"/>
    </style:style>
    <style:style style:name="T7" style:family="text">
      <style:text-properties officeooo:rsid="0020ef8b"/>
    </style:style>
    <style:style style:name="T8" style:family="text">
      <style:text-properties officeooo:rsid="0022144a"/>
    </style:style>
    <style:style style:name="T9" style:family="text">
      <style:text-properties style:font-weight-asian="bold" style:font-weight-complex="bold"/>
    </style:style>
    <style:style style:name="T10" style:family="text">
      <style:text-properties officeooo:rsid="001ed52e" style:font-weight-asian="bold" style:font-weight-complex="bold"/>
    </style:style>
    <style:style style:name="T11" style:family="text">
      <style:text-properties officeooo:rsid="0022144a" style:font-weight-asian="bold" style:font-weight-complex="bold"/>
    </style:style>
    <style:style style:name="T12" style:family="text">
      <style:text-properties officeooo:rsid="00229989" style:font-weight-asian="bold" style:font-weight-complex="bold"/>
    </style:style>
    <style:style style:name="T13" style:family="text">
      <style:text-properties officeooo:rsid="00229989"/>
    </style:style>
    <style:style style:name="T14" style:family="text">
      <style:text-properties fo:font-weight="normal" officeooo:rsid="001ed52e" style:font-weight-asian="normal" style:font-weight-complex="normal"/>
    </style:style>
    <style:style style:name="T15" style:family="text">
      <style:text-properties officeooo:rsid="0022a3d1"/>
    </style:style>
    <style:style style:name="T16" style:family="text">
      <style:text-properties officeooo:rsid="002428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P<text:span text:style-name="T5">4</text:span> - Python <text:span text:style-name="T5">Clase</text:span></text:p>
      <text:p text:style-name="P31">Nota: los ejemplo deben ser de IDE no de trabajos en consolas</text:p>
      <text:p text:style-name="P2"/>
      <text:p text:style-name="P30">Por favor dar un concepto de los siguientes términos:</text:p>
      <text:p text:style-name="P2"/>
      <text:p text:style-name="P2"/>
      <text:p text:style-name="P5">Tu definición de Objetos clase-<text:span text:style-name="T7">Objeto en Programación Orientada a Objetos</text:span></text:p>
      <text:p text:style-name="P6">Define <text:span text:style-name="T16">objeto</text:span></text:p>
      <text:p text:style-name="P4">Define la sentencia <text:span text:style-name="T5">class</text:span></text:p>
      <text:p text:style-name="P4"/>
      <text:p text:style-name="P1">¿Que es un atributo?</text:p>
      <text:p text:style-name="P1">¿Que es un método y que lo diferencia de una función ?</text:p>
      <text:p text:style-name="P1"/>
      <text:p text:style-name="P3"><text:span text:style-name="T1">Tu definición de:</text:span> </text:p>
      <text:p text:style-name="P3"><text:tab/>Herencia,</text:p>
      <text:h text:style-name="P15" text:outline-level="2"><text:tab/><text:span text:style-name="T7">H</text:span>erencia múltiple, </text:h>
      <text:h text:style-name="P16" text:outline-level="2"><text:tab/><text:span text:style-name="T8">Da un ejemplo con herencia múltiple</text:span></text:h>
      <text:h text:style-name="P17" text:outline-level="2">constructor, __init__</text:h>
      <text:p text:style-name="P8"><text:tab/><text:span text:style-name="T2">Con el siguiente resumen</text:span></text:p>
      <text:p text:style-name="P27">Para crear objetos - instanciar llamamos a una clase.</text:p>
      <text:p text:style-name="P27">Un constructor es un método especial que Python llama para instanciar un objeto usando las definiciones encontradas en tu clase.</text:p>
      <text:p text:style-name="P27">Python usa este constructor para crear tareas como la inicialización (asignar valores a variables), que se necesiten para iniciar.</text:p>
      <text:p text:style-name="P27">Los constructores también pueden verificar que hay suficientes recursos para que el objecto desempeñe cualquier otra tarea para iniciar.</text:p>
      <text:p text:style-name="P27">El método __init__ es el encargado de construir - inicializar una serie de atributos y ejecutar el código que le definamos al momento de que se cree un objeto de la clase, al ser llamado “__init__” con dos guiones bajos al inicio y final de la palabra init posee la sintaxis adecuada para que Python lo tome como un método "autoinicio" y <text:s/>debe ejecutarse al momento de hacer una instancia de la clase</text:p>
      <text:p text:style-name="P27">El constructor acepta argumentos, como mínimo un Self, que es el nombre del objeto cuando es necesario crear o construirlo.</text:p>
      <text:h text:style-name="P19" text:outline-level="2"><text:span text:style-name="T9"><text:tab/></text:span><text:span text:style-name="T11">Da un ejemplo y define un constructor con tus palabras</text:span></text:h>
      <text:h text:style-name="P18" text:outline-level="2">Encapsulamiento,</text:h>
      <text:p text:style-name="P8"><text:tab/><text:span text:style-name="T2">Con el siguiente resumen</text:span></text:p>
      <text:p text:style-name="P28"><text:tab/>La encapsulación se refiere a impedir el acceso a determinados métodos y atributos de los objetos estableciendo así qué puede utilizarse desde fuera de la clase. </text:p>
      <text:p text:style-name="P28">Es una forma de darle uso exclusivo a los comportamientos o atributos que posee una clase, es decir, protege esos atributos y comportamientos para que no sean usados de manera externa.</text:p>
      <text:p text:style-name="P29"><text:soft-page-break/><text:tab/>En Python suele hacer es que el acceso a una variable o función sea privada, <text:span text:style-name="T13">oculta</text:span> o pública si viene determinado por su nombre si es o no precedido con dos guiones bajos "<text:span text:style-name="T13">atributo</text:span> <text:span text:style-name="T13">y</text:span> <text:span text:style-name="T15">método</text:span>(): / _<text:span text:style-name="T13">atributo</text:span> <text:span text:style-name="T13">y</text:span> _<text:span text:style-name="T15">método</text:span>(): /__<text:span text:style-name="T13">atributo</text:span> <text:span text:style-name="T13">y</text:span> __<text:span text:style-name="T15">método</text:span>():"</text:p>
      <text:p text:style-name="P29"/>
      <text:p text:style-name="P9"/>
      <text:p text:style-name="P29"/>
      <text:h text:style-name="P13" text:outline-level="2"><text:span text:style-name="T10"><text:tab/>¿que es ya para que sirve </text:span><text:span text:style-name="T12">en tus palabras</text:span><text:span text:style-name="T10">? </text:span><text:span text:style-name="T11">¿</text:span><text:span text:style-name="T10">Que diferencia hay entre _ ocultos, __privados?</text:span></text:h>
      <text:h text:style-name="P13" text:outline-level="2"><text:span text:style-name="T10"><text:s/>Da un ejemplo </text:span><text:span text:style-name="T11">de un atributo oculto y un método privado</text:span></text:h>
      <text:p text:style-name="P10"/>
      <text:h text:style-name="P12" text:outline-level="2">Polimorfismos: </text:h>
      <text:h text:style-name="P11" text:outline-level="2"><text:span text:style-name="T6"><text:tab/></text:span><text:span text:style-name="T14">Vimos que con distintas clases obtenemos distintos objetos y que en cada clases podemos tener métodos de igual nombre.</text:span></text:h>
      <text:h text:style-name="P14" text:outline-level="2"><text:tab/>Luego uno puede acceder con el mismo nombre de método a funciones completamente distintas ya que cada objeto relaciona esta función con un método de su propia clase</text:h>
      <text:p text:style-name="P25">Por lo que si tenemos clases para aves, peces , mamíferos y pitone<text:span text:style-name="T15">s</text:span>, su manera – método de movilizarse o trasladarse es diferente y propia de cada uno. </text:p>
      <text:p text:style-name="P25"/>
      <text:p text:style-name="P26">Pasa esta idea a lineas de programa</text:p>
      <text:p text:style-name="P2"/>
      <text:p text:style-name="P2">saludos</text:p>
      <text:p text:style-name="P20"/>
      <text:p text:style-name="P21">-- </text:p>
      <text:p text:style-name="P23"><text:s/><text:span text:style-name="T3">Atte.</text:span></text:p>
      <text:p text:style-name="P24">García T, Ariel H</text:p>
      <text:p text:style-name="P24">Socio Gerente - Presidente </text:p>
      <text:p text:style-name="P24">Mithril S.R.L.&amp;</text:p>
      <text:p text:style-name="P24">Trading New Technologies SA <text:s/></text:p>
      <text:p text:style-name="P24">Laprida 3460 - V.Martelli - Prov. de Bs.As.</text:p>
      <text:p text:style-name="P24">+54+11 4137 -6776 (rot + fax)</text:p>
      <text:p text:style-name="P24">"Hay 10 tipos de personas, las que piensan en binario y las que no"</text:p>
      <text:p text:style-name="P22"/>
      <text:p text:style-name="P22"><text:span text:style-name="T4">Este mensaje y sus adjuntos son para uso exclusivo del usuario de la dirección de correo electrónico a quien esta dirigido y podrían contener información confidencial. Si usted hubiese recibido por error este mensaje, por favor informe de tal situación inmediatamente a </text:span><text:a xlink:type="simple" xlink:href="mailto:admin@tnt-lab.com.ar" text:style-name="Internet_20_link" text:visited-style-name="Visited_20_Internet_20_Link">admin@tnt-lab.com.ar</text:a><text:span text:style-name="T4"> y elimínelo de su sistema. No lo copie, reproduzca, distribuya ni revele su contenido.No se garantiza la seguridad o la exactitud de las comunicaciones por Internet debido a que la información podría ser interceptada, modificada, perdida, llegar tarde o contener virus. El emisor, por lo tanto, no acepta responsabilidad por errores u omisiones en el texto de este mensaje que surjan a partir de una transmisión por Interne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5:46:44.518454855</meta:creation-date>
    <dc:date>2019-11-06T09:46:44.545031626</dc:date>
    <meta:editing-duration>PT32M22S</meta:editing-duration>
    <meta:editing-cycles>7</meta:editing-cycles>
    <meta:generator>LibreOffice/6.2.7.1$Linux_X86_64 LibreOffice_project/20$Build-1</meta:generator>
    <meta:document-statistic meta:table-count="0" meta:image-count="0" meta:object-count="0" meta:page-count="2" meta:paragraph-count="44" meta:word-count="615" meta:character-count="3699" meta:non-whitespace-character-count="3104"/>
  </office:meta>
</office:document-meta>
</file>